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M Sans 10" svg:font-family="'LM Sans 10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M Sans 101" svg:font-family="'LM Sans 10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355e00" draw:marker-start-width="0.355cm" draw:marker-end-width="0.355cm" draw:fill-color="#ffffff" draw:textarea-horizontal-align="justify" draw:textarea-vertical-align="middle" draw:auto-grow-height="false" fo:min-height="0.917cm" fo:min-width="12.077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355e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fo:min-height="0.747cm"/>
    </style:style>
    <style:style style:name="gr4" style:family="graphic" style:parent-style-name="standard">
      <style:graphic-properties svg:stroke-width="0.051cm" svg:stroke-color="#000080" draw:marker-start-width="0.355cm" draw:marker-end-width="0.355cm" draw:fill-color="#ffffff" draw:textarea-horizontal-align="justify" draw:textarea-vertical-align="middle" draw:auto-grow-height="false" fo:min-height="1.21cm" fo:min-width="0.96cm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fo:min-height="0.662cm"/>
    </style:style>
    <style:style style:name="gr6" style:family="graphic" style:parent-style-name="standard">
      <style:graphic-properties svg:stroke-width="0.051cm" svg:stroke-color="#355e00" draw:marker-start-width="0.355cm" draw:marker-end-width="0.355cm" draw:fill-color="#ffffff" draw:textarea-horizontal-align="justify" draw:textarea-vertical-align="middle" draw:auto-grow-height="false" fo:min-height="2.222cm" fo:min-width="2.913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draw:fill="none" fo:min-height="0.843cm"/>
    </style:style>
    <style:style style:name="gr9" style:family="graphic">
      <style:graphic-properties style:protect="size"/>
    </style:style>
    <style:style style:name="pr1" style:family="presentation" style:parent-style-name="Default-outline1">
      <style:graphic-properties fo:min-height="11.9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tyle="normal" style:font-style-asian="normal" style:font-style-complex="normal"/>
    </style:style>
    <style:style style:name="P2" style:family="paragraph">
      <loext:graphic-properties draw:fill-color="#ffffff"/>
      <style:paragraph-properties fo:text-align="center"/>
      <style:text-properties style:font-name="Monospace1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Monospace1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Monospace1" fo:font-size="18pt"/>
    </style:style>
    <style:style style:name="T3" style:family="text">
      <style:text-properties fo:color="#6a3e3e" style:font-name="Monospace1" fo:font-size="16pt" style:font-name-asian="Monospace1" style:font-size-asian="16pt" style:font-name-complex="Monospace1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1/15/14</presentation:date-time-decl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15.406cm" svg:x="1.4cm" svg:y="4.914cm" presentation:class="outline" presentation:user-transformed="true">
          <draw:text-box>
            <text:list text:style-name="L1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custom-shape draw:style-name="gr1" draw:text-style-name="P2" draw:layer="layout" svg:width="12.757cm" svg:height="1.347cm" svg:x="11.373cm" svg:y="14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7cm" svg:y1="14.224cm" svg:x2="12.7cm" svg:y2="15.494cm">
          <text:p/>
        </draw:line>
        <draw:frame draw:style-name="gr3" draw:text-style-name="P5" draw:layer="layout" svg:width="1.264cm" svg:height="0.997cm" svg:x="11.43cm" svg:y="16.021cm">
          <draw:text-box>
            <text:p text:style-name="P4"><text:span text:style-name="T2">0</text:span></text:p>
          </draw:text-box>
        </draw:frame>
        <draw:frame draw:style-name="gr3" draw:text-style-name="P5" draw:layer="layout" svg:width="1.264cm" svg:height="0.997cm" svg:x="12.694cm" svg:y="16.002cm">
          <draw:text-box>
            <text:p text:style-name="P4"><text:span text:style-name="T2">1</text:span></text:p>
          </draw:text-box>
        </draw:frame>
        <draw:frame draw:style-name="gr3" draw:text-style-name="P5" draw:layer="layout" svg:width="1.264cm" svg:height="0.997cm" svg:x="13.976cm" svg:y="16.002cm">
          <draw:text-box>
            <text:p text:style-name="P4"><text:span text:style-name="T2">2</text:span></text:p>
          </draw:text-box>
        </draw:frame>
        <draw:custom-shape draw:style-name="gr4" draw:text-style-name="P6" draw:layer="layout" svg:width="1.51cm" svg:height="1.51cm" svg:x="3.623cm" svg:y="14.247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885cm" svg:height="0.912cm" svg:x="2.902cm" svg:y="13.286cm">
          <draw:text-box>
            <text:p text:style-name="P7"><text:span text:style-name="T3">numbers</text:span></text:p>
          </draw:text-box>
        </draw:frame>
        <draw:custom-shape draw:style-name="gr6" draw:text-style-name="P10" draw:layer="layout" svg:width="3.735cm" svg:height="2.794cm" svg:x="6.524cm" svg:y="13.208cm">
          <text:p text:style-name="P9"><text:span text:style-name="T2">size: 3</text:span></text:p>
          <text:p text:style-name="P9"><text:span text:style-name="T2">data: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9.259cm" svg:y1="14.929cm" svg:x2="11.311cm" svg:y2="14.929cm">
          <text:p/>
        </draw:line>
        <draw:line draw:style-name="gr7" draw:text-style-name="P3" draw:layer="layout" svg:x1="4.434cm" svg:y1="14.929cm" svg:x2="6.486cm" svg:y2="14.929cm">
          <text:p/>
        </draw:line>
        <draw:line draw:style-name="gr2" draw:text-style-name="P3" draw:layer="layout" svg:x1="13.97cm" svg:y1="14.224cm" svg:x2="13.97cm" svg:y2="15.494cm">
          <text:p/>
        </draw:line>
        <draw:line draw:style-name="gr2" draw:text-style-name="P3" draw:layer="layout" svg:x1="15.24cm" svg:y1="14.224cm" svg:x2="15.24cm" svg:y2="15.494cm">
          <text:p/>
        </draw:line>
        <draw:line draw:style-name="gr2" draw:text-style-name="P3" draw:layer="layout" svg:x1="16.51cm" svg:y1="14.224cm" svg:x2="16.51cm" svg:y2="15.494cm">
          <text:p/>
        </draw:line>
        <draw:line draw:style-name="gr2" draw:text-style-name="P3" draw:layer="layout" svg:x1="17.78cm" svg:y1="14.224cm" svg:x2="17.78cm" svg:y2="15.494cm">
          <text:p/>
        </draw:line>
        <draw:line draw:style-name="gr2" draw:text-style-name="P3" draw:layer="layout" svg:x1="19.05cm" svg:y1="14.224cm" svg:x2="19.05cm" svg:y2="15.494cm">
          <text:p/>
        </draw:line>
        <draw:line draw:style-name="gr2" draw:text-style-name="P3" draw:layer="layout" svg:x1="20.32cm" svg:y1="14.224cm" svg:x2="20.32cm" svg:y2="15.494cm">
          <text:p/>
        </draw:line>
        <draw:line draw:style-name="gr2" draw:text-style-name="P3" draw:layer="layout" svg:x1="21.59cm" svg:y1="14.224cm" svg:x2="21.59cm" svg:y2="15.494cm">
          <text:p/>
        </draw:line>
        <draw:line draw:style-name="gr2" draw:text-style-name="P3" draw:layer="layout" svg:x1="22.86cm" svg:y1="14.224cm" svg:x2="22.86cm" svg:y2="15.494cm">
          <text:p/>
        </draw:line>
        <draw:frame draw:style-name="gr3" draw:text-style-name="P5" draw:layer="layout" svg:width="1.264cm" svg:height="0.997cm" svg:x="15.24cm" svg:y="16.002cm">
          <draw:text-box>
            <text:p text:style-name="P4"><text:span text:style-name="T2">3</text:span></text:p>
          </draw:text-box>
        </draw:frame>
        <draw:frame draw:style-name="gr3" draw:text-style-name="P5" draw:layer="layout" svg:width="1.264cm" svg:height="0.997cm" svg:x="13.97cm" svg:y="14.497cm">
          <draw:text-box>
            <text:p text:style-name="P4"><text:span text:style-name="T2">14</text:span></text:p>
          </draw:text-box>
        </draw:frame>
        <draw:frame draw:style-name="gr3" draw:text-style-name="P5" draw:layer="layout" svg:width="1.264cm" svg:height="0.997cm" svg:x="12.7cm" svg:y="14.497cm">
          <draw:text-box>
            <text:p text:style-name="P4"><text:span text:style-name="T2">6</text:span></text:p>
          </draw:text-box>
        </draw:frame>
        <draw:frame draw:style-name="gr3" draw:text-style-name="P5" draw:layer="layout" svg:width="1.264cm" svg:height="0.997cm" svg:x="11.436cm" svg:y="14.478cm">
          <draw:text-box>
            <text:p text:style-name="P4"><text:span text:style-name="T2">22</text:span></text:p>
          </draw:text-box>
        </draw:frame>
        <draw:frame draw:style-name="gr8" draw:text-style-name="P5" draw:layer="layout" svg:width="1.264cm" svg:height="1.093cm" svg:x="17.78cm" svg:y="16.002cm">
          <draw:text-box>
            <text:p text:style-name="P4"><text:span text:style-name="T2">5</text:span></text:p>
          </draw:text-box>
        </draw:frame>
        <draw:frame draw:style-name="gr3" draw:text-style-name="P5" draw:layer="layout" svg:width="1.264cm" svg:height="0.997cm" svg:x="19.05cm" svg:y="16.021cm">
          <draw:text-box>
            <text:p text:style-name="P4"><text:span text:style-name="T2">6</text:span></text:p>
          </draw:text-box>
        </draw:frame>
        <draw:frame draw:style-name="gr3" draw:text-style-name="P5" draw:layer="layout" svg:width="1.264cm" svg:height="0.997cm" svg:x="20.32cm" svg:y="16.021cm">
          <draw:text-box>
            <text:p text:style-name="P4"><text:span text:style-name="T2">7</text:span></text:p>
          </draw:text-box>
        </draw:frame>
        <draw:frame draw:style-name="gr3" draw:text-style-name="P5" draw:layer="layout" svg:width="1.264cm" svg:height="0.997cm" svg:x="21.59cm" svg:y="16.021cm">
          <draw:text-box>
            <text:p text:style-name="P4"><text:span text:style-name="T2">8</text:span></text:p>
          </draw:text-box>
        </draw:frame>
        <draw:frame draw:style-name="gr3" draw:text-style-name="P5" draw:layer="layout" svg:width="1.264cm" svg:height="0.997cm" svg:x="22.866cm" svg:y="16.021cm">
          <draw:text-box>
            <text:p text:style-name="P4"><text:span text:style-name="T2">9</text:span></text:p>
          </draw:text-box>
        </draw:frame>
        <draw:frame draw:style-name="gr3" draw:text-style-name="P5" draw:layer="layout" svg:width="1.264cm" svg:height="0.997cm" svg:x="16.504cm" svg:y="16.003cm">
          <draw:text-box>
            <text:p text:style-name="P4"><text:span text:style-name="T2">4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12.757cm" svg:height="1.347cm" svg:x="11.386cm" svg:y="14.2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713cm" svg:y1="14.212cm" svg:x2="12.713cm" svg:y2="15.482cm">
          <text:p/>
        </draw:line>
        <draw:frame draw:style-name="gr3" draw:text-style-name="P5" draw:layer="layout" svg:width="1.264cm" svg:height="0.997cm" svg:x="11.443cm" svg:y="16.009cm">
          <draw:text-box>
            <text:p text:style-name="P4"><text:span text:style-name="T2">0</text:span></text:p>
          </draw:text-box>
        </draw:frame>
        <draw:frame draw:style-name="gr3" draw:text-style-name="P5" draw:layer="layout" svg:width="1.264cm" svg:height="0.997cm" svg:x="12.707cm" svg:y="15.99cm">
          <draw:text-box>
            <text:p text:style-name="P4"><text:span text:style-name="T2">1</text:span></text:p>
          </draw:text-box>
        </draw:frame>
        <draw:frame draw:style-name="gr3" draw:text-style-name="P5" draw:layer="layout" svg:width="1.264cm" svg:height="0.997cm" svg:x="13.989cm" svg:y="15.99cm">
          <draw:text-box>
            <text:p text:style-name="P4"><text:span text:style-name="T2">2</text:span></text:p>
          </draw:text-box>
        </draw:frame>
        <draw:custom-shape draw:style-name="gr4" draw:text-style-name="P6" draw:layer="layout" svg:width="1.51cm" svg:height="1.51cm" svg:x="3.636cm" svg:y="14.23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885cm" svg:height="0.912cm" svg:x="2.915cm" svg:y="13.274cm">
          <draw:text-box>
            <text:p text:style-name="P7"><text:span text:style-name="T3">numbers</text:span></text:p>
          </draw:text-box>
        </draw:frame>
        <draw:custom-shape draw:style-name="gr6" draw:text-style-name="P10" draw:layer="layout" svg:width="3.735cm" svg:height="2.794cm" svg:x="6.537cm" svg:y="13.196cm">
          <text:p text:style-name="P9"><text:span text:style-name="T2">size: 3</text:span></text:p>
          <text:p text:style-name="P9"><text:span text:style-name="T2">data: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9.272cm" svg:y1="14.917cm" svg:x2="11.324cm" svg:y2="14.917cm">
          <text:p/>
        </draw:line>
        <draw:line draw:style-name="gr7" draw:text-style-name="P3" draw:layer="layout" svg:x1="4.447cm" svg:y1="14.917cm" svg:x2="6.499cm" svg:y2="14.917cm">
          <text:p/>
        </draw:line>
        <draw:line draw:style-name="gr2" draw:text-style-name="P3" draw:layer="layout" svg:x1="13.983cm" svg:y1="14.212cm" svg:x2="13.983cm" svg:y2="15.482cm">
          <text:p/>
        </draw:line>
        <draw:line draw:style-name="gr2" draw:text-style-name="P3" draw:layer="layout" svg:x1="15.253cm" svg:y1="14.212cm" svg:x2="15.253cm" svg:y2="15.482cm">
          <text:p/>
        </draw:line>
        <draw:line draw:style-name="gr2" draw:text-style-name="P3" draw:layer="layout" svg:x1="16.523cm" svg:y1="14.212cm" svg:x2="16.523cm" svg:y2="15.482cm">
          <text:p/>
        </draw:line>
        <draw:line draw:style-name="gr2" draw:text-style-name="P3" draw:layer="layout" svg:x1="17.793cm" svg:y1="14.212cm" svg:x2="17.793cm" svg:y2="15.482cm">
          <text:p/>
        </draw:line>
        <draw:line draw:style-name="gr2" draw:text-style-name="P3" draw:layer="layout" svg:x1="19.063cm" svg:y1="14.212cm" svg:x2="19.063cm" svg:y2="15.482cm">
          <text:p/>
        </draw:line>
        <draw:line draw:style-name="gr2" draw:text-style-name="P3" draw:layer="layout" svg:x1="20.333cm" svg:y1="14.212cm" svg:x2="20.333cm" svg:y2="15.482cm">
          <text:p/>
        </draw:line>
        <draw:line draw:style-name="gr2" draw:text-style-name="P3" draw:layer="layout" svg:x1="21.603cm" svg:y1="14.212cm" svg:x2="21.603cm" svg:y2="15.482cm">
          <text:p/>
        </draw:line>
        <draw:line draw:style-name="gr2" draw:text-style-name="P3" draw:layer="layout" svg:x1="22.873cm" svg:y1="14.212cm" svg:x2="22.873cm" svg:y2="15.482cm">
          <text:p/>
        </draw:line>
        <draw:frame draw:style-name="gr3" draw:text-style-name="P5" draw:layer="layout" svg:width="1.264cm" svg:height="0.997cm" svg:x="15.253cm" svg:y="15.99cm">
          <draw:text-box>
            <text:p text:style-name="P4"><text:span text:style-name="T2">3</text:span></text:p>
          </draw:text-box>
        </draw:frame>
        <draw:frame draw:style-name="gr3" draw:text-style-name="P5" draw:layer="layout" svg:width="1.264cm" svg:height="0.997cm" svg:x="13.983cm" svg:y="14.485cm">
          <draw:text-box>
            <text:p text:style-name="P4"><text:span text:style-name="T2">22</text:span></text:p>
          </draw:text-box>
        </draw:frame>
        <draw:frame draw:style-name="gr3" draw:text-style-name="P5" draw:layer="layout" svg:width="1.264cm" svg:height="0.997cm" svg:x="12.713cm" svg:y="14.485cm">
          <draw:text-box>
            <text:p text:style-name="P4"><text:span text:style-name="T2">49</text:span></text:p>
          </draw:text-box>
        </draw:frame>
        <draw:frame draw:style-name="gr3" draw:text-style-name="P5" draw:layer="layout" svg:width="1.264cm" svg:height="0.997cm" svg:x="11.449cm" svg:y="14.466cm">
          <draw:text-box>
            <text:p text:style-name="P4"><text:span text:style-name="T2">74</text:span></text:p>
          </draw:text-box>
        </draw:frame>
        <draw:frame draw:style-name="gr8" draw:text-style-name="P5" draw:layer="layout" svg:width="1.264cm" svg:height="1.093cm" svg:x="17.793cm" svg:y="15.99cm">
          <draw:text-box>
            <text:p text:style-name="P4"><text:span text:style-name="T2">5</text:span></text:p>
          </draw:text-box>
        </draw:frame>
        <draw:frame draw:style-name="gr3" draw:text-style-name="P5" draw:layer="layout" svg:width="1.264cm" svg:height="0.997cm" svg:x="19.063cm" svg:y="16.009cm">
          <draw:text-box>
            <text:p text:style-name="P4"><text:span text:style-name="T2">6</text:span></text:p>
          </draw:text-box>
        </draw:frame>
        <draw:frame draw:style-name="gr3" draw:text-style-name="P5" draw:layer="layout" svg:width="1.264cm" svg:height="0.997cm" svg:x="20.333cm" svg:y="16.009cm">
          <draw:text-box>
            <text:p text:style-name="P4"><text:span text:style-name="T2">7</text:span></text:p>
          </draw:text-box>
        </draw:frame>
        <draw:frame draw:style-name="gr3" draw:text-style-name="P5" draw:layer="layout" svg:width="1.264cm" svg:height="0.997cm" svg:x="21.603cm" svg:y="16.009cm">
          <draw:text-box>
            <text:p text:style-name="P4"><text:span text:style-name="T2">8</text:span></text:p>
          </draw:text-box>
        </draw:frame>
        <draw:frame draw:style-name="gr3" draw:text-style-name="P5" draw:layer="layout" svg:width="1.264cm" svg:height="0.997cm" svg:x="22.879cm" svg:y="16.009cm">
          <draw:text-box>
            <text:p text:style-name="P4"><text:span text:style-name="T2">9</text:span></text:p>
          </draw:text-box>
        </draw:frame>
        <draw:frame draw:style-name="gr3" draw:text-style-name="P5" draw:layer="layout" svg:width="1.264cm" svg:height="0.997cm" svg:x="16.517cm" svg:y="15.991cm">
          <draw:text-box>
            <text:p text:style-name="P4"><text:span text:style-name="T2">4</text:span></text:p>
          </draw:text-box>
        </draw:frame>
        <draw:frame draw:style-name="gr3" draw:text-style-name="P5" draw:layer="layout" svg:width="1.264cm" svg:height="0.997cm" svg:x="15.177cm" svg:y="14.486cm">
          <draw:text-box>
            <text:p text:style-name="P4"><text:span text:style-name="T2">6</text:span></text:p>
          </draw:text-box>
        </draw:frame>
        <draw:frame draw:style-name="gr3" draw:text-style-name="P5" draw:layer="layout" svg:width="1.264cm" svg:height="0.997cm" svg:x="16.523cm" svg:y="14.478cm">
          <draw:text-box>
            <text:p text:style-name="P4"><text:span text:style-name="T2">14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M Sans 10" svg:font-family="'LM Sans 10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M Sans 101" svg:font-family="'LM Sans 10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06cm" fo:line-height="80%"/>
      <style:text-properties style:use-window-font-color="true" style:text-outline="false" style:text-line-through-style="none" style:text-line-through-type="none" style:font-name="LM Sans 101" fo:font-family="'LM Sans 10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80%"/>
      <style:text-properties style:font-name="LM Sans 101" fo:font-family="'LM Sans 10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 fo:line-height="80%"/>
      <style:text-properties style:font-name="LM Sans 101" fo:font-family="'LM Sans 10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 fo:line-height="80%"/>
      <style:text-properties style:font-name="LM Sans 101" fo:font-family="'LM Sans 10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 fo:line-height="80%"/>
      <style:text-properties style:font-name="LM Sans 101" fo:font-family="'LM Sans 10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 fo:line-height="80%"/>
      <style:text-properties style:font-name="LM Sans 101" fo:font-family="'LM Sans 10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 fo:line-height="80%"/>
      <style:text-properties style:font-name="LM Sans 101" fo:font-family="'LM Sans 10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M Sans 101" fo:font-family="'LM Sans 10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mutalks1-background" style:family="presentation">
      <style:graphic-properties draw:stroke="none" draw:fill="none"/>
      <style:text-properties style:letter-kerning="true"/>
    </style:style>
    <style:style style:name="jmutalk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mutalk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mutalks1-outline1" style:family="presentation">
      <style:graphic-properties draw:stroke="none" draw:fill="none" draw:auto-grow-height="false" draw:fit-to-size="shrink-to-fit">
        <text:list-style style:name="jmutalk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M Sans 101" fo:font-family="'LM Sans 10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mutalks1-outline2" style:family="presentation" style:parent-style-name="jmutalks1-outline1">
      <style:paragraph-properties fo:margin-left="0cm" fo:margin-right="0cm" fo:margin-top="0cm" fo:margin-bottom="0.4cm" fo:text-indent="0cm"/>
      <style:text-properties style:font-name="LM Sans 101" fo:font-family="'LM Sans 10'" style:font-family-generic="swiss" style:font-pitch="variable" fo:font-size="28pt" style:font-size-asian="28pt" style:font-size-complex="28pt"/>
    </style:style>
    <style:style style:name="jmutalks1-outline3" style:family="presentation" style:parent-style-name="jmutalks1-outline2">
      <style:paragraph-properties fo:margin-left="0cm" fo:margin-right="0cm" fo:margin-top="0cm" fo:margin-bottom="0.3cm" fo:text-indent="0cm"/>
      <style:text-properties style:font-name="LM Sans 101" fo:font-family="'LM Sans 10'" style:font-family-generic="swiss" style:font-pitch="variable" fo:font-size="24pt" style:font-size-asian="24pt" style:font-size-complex="24pt"/>
    </style:style>
    <style:style style:name="jmutalks1-outline4" style:family="presentation" style:parent-style-name="jmutalks1-outline3">
      <style:paragraph-properties fo:margin-left="0cm" fo:margin-right="0cm" fo:margin-top="0cm" fo:margin-bottom="0.2cm" fo:text-indent="0cm"/>
      <style:text-properties style:font-name="LM Sans 101" fo:font-family="'LM Sans 10'" style:font-family-generic="swiss" style:font-pitch="variable" fo:font-size="20pt" style:font-size-asian="20pt" style:font-size-complex="20pt"/>
    </style:style>
    <style:style style:name="jmutalks1-outline5" style:family="presentation" style:parent-style-name="jmutalks1-outline4">
      <style:paragraph-properties fo:margin-left="0cm" fo:margin-right="0cm" fo:margin-top="0cm" fo:margin-bottom="0.1cm" fo:text-indent="0cm"/>
      <style:text-properties style:font-name="LM Sans 101" fo:font-family="'LM Sans 10'" style:font-family-generic="swiss" style:font-pitch="variable" fo:font-size="20pt" style:font-size-asian="20pt" style:font-size-complex="20pt"/>
    </style:style>
    <style:style style:name="jmutalks1-outline6" style:family="presentation" style:parent-style-name="jmutalks1-outline5">
      <style:paragraph-properties fo:margin-left="0cm" fo:margin-right="0cm" fo:margin-top="0cm" fo:margin-bottom="0.1cm" fo:text-indent="0cm"/>
      <style:text-properties style:font-name="LM Sans 101" fo:font-family="'LM Sans 10'" style:font-family-generic="swiss" style:font-pitch="variable" fo:font-size="20pt" style:font-size-asian="20pt" style:font-size-complex="20pt"/>
    </style:style>
    <style:style style:name="jmutalks1-outline7" style:family="presentation" style:parent-style-name="jmutalks1-outline6">
      <style:paragraph-properties fo:margin-left="0cm" fo:margin-right="0cm" fo:margin-top="0cm" fo:margin-bottom="0.1cm" fo:text-indent="0cm"/>
      <style:text-properties style:font-name="LM Sans 101" fo:font-family="'LM Sans 10'" style:font-family-generic="swiss" style:font-pitch="variable" fo:font-size="20pt" style:font-size-asian="20pt" style:font-size-complex="20pt"/>
    </style:style>
    <style:style style:name="jmutalks1-outline8" style:family="presentation" style:parent-style-name="jmutalks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mutalks1-outline9" style:family="presentation" style:parent-style-name="jmutalks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mutalks1-subtitle" style:family="presentation">
      <style:graphic-properties draw:stroke="none" draw:fill="none" draw:textarea-vertical-align="middle">
        <text:list-style style:name="jmutalk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mutalks1-title" style:family="presentation">
      <style:graphic-properties draw:stroke="none" draw:fill="none" draw:textarea-vertical-align="middle">
        <text:list-style style:name="jmutalk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M Sans 101" fo:font-family="'LM Sans 10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0099ff" draw:textarea-vertical-align="middle" draw:auto-grow-height="false"/>
    </style:style>
    <style:style style:name="Mpr2" style:family="presentation" style:parent-style-name="Default-outline1" style:list-style-name="ML2">
      <style:graphic-properties draw:fit-to-size="false"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0.768cm"/>
    </style:style>
    <style:style style:name="Mpr5" style:family="presentation" style:parent-style-name="Default-backgroundobjects">
      <style:graphic-properties svg:stroke-width="0.051cm" svg:stroke-color="#0099ff" draw:marker-start-width="0.279cm" draw:marker-end-width="0.279cm" draw:fill="none" draw:textarea-vertical-align="middle" fo:padding-top="0.025cm" fo:padding-bottom="0.025cm" fo:padding-left="0.025cm" fo:padding-right="0.02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jmutalks1-backgroundobjects">
      <style:graphic-properties draw:stroke="none" draw:fill="none" draw:fill-color="#ffffff" draw:auto-grow-height="false" fo:min-height="1.449cm"/>
    </style:style>
    <style:style style:name="Mpr9" style:family="presentation" style:parent-style-name="jmutalks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jmutalks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99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17.526cm" svg:height="4.064cm" svg:x="1.27cm" svg:y="0.50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6.888cm" svg:height="3.506cm" svg:x="1.4cm" svg:y="0.637cm" presentation:class="title" presentation:placeholder="true">
        <draw:text-box/>
      </draw:frame>
      <draw:frame presentation:style-name="Mpr2" draw:layer="backgroundobjects" svg:width="25.19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0.767cm" svg:x="9.576cm" svg:y="19.812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0.767cm" svg:x="20.076cm" svg:y="19.812cm" presentation:class="page-number">
        <draw:text-box>
          <text:p text:style-name="MP3"><text:span text:style-name="MT1"><text:page-number>&lt;number&gt;</text:page-number></text:span><text:span text:style-name="MT1">/&lt;count&gt;</text:span></text:p>
        </draw:text-box>
      </draw:frame>
      <draw:line presentation:style-name="Mpr5" draw:text-style-name="MP8" draw:layer="backgroundobjects" svg:x1="1.262cm" svg:y1="4.58cm" svg:x2="26.924cm" svg:y2="4.58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mutalks1" style:page-layout-name="PM1" draw:style-name="Mdp1">
      <draw:frame presentation:style-name="jmutalks1-title" draw:layer="backgroundobjects" svg:width="25.199cm" svg:height="3.506cm" svg:x="1.4cm" svg:y="0.837cm" presentation:class="title" presentation:placeholder="true">
        <draw:text-box/>
      </draw:frame>
      <draw:frame presentation:style-name="jmutalks1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mutalks1-title" draw:layer="backgroundobjects" svg:width="13.968cm" svg:height="10.476cm" svg:x="3.81cm" svg:y="2.123cm" presentation:class="page"/>
        <draw:frame presentation:style-name="jmutalks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 Sprague</meta:initial-creator>
    <meta:creation-date>2014-04-08T14:44:13</meta:creation-date>
    <dc:date>2017-04-10T05:14:38.278319774</dc:date>
    <meta:editing-duration>P6DT17H57M58S</meta:editing-duration>
    <meta:editing-cycles>95</meta:editing-cycles>
    <meta:generator>LibreOffice/5.1.6.2$Linux_X86_64 LibreOffice_project/10m0$Build-2</meta:generator>
    <dc:creator>Chris Mayfield</dc:creator>
    <meta:document-statistic meta:object-count="97"/>
  </office:meta>
</office:document-meta>
</file>